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wiss" style:font-pitch="variable"/>
    <style:font-face style:name="Dyuthi" svg:font-family="Dyuthi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B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1">
      <style:text-properties style:font-name="Droid Sans Fallback"/>
    </style:style>
    <style:style style:name="P2" style:family="paragraph" style:parent-style-name="Heading_20_2">
      <style:text-properties style:font-name="Droid Sans Fallback"/>
    </style:style>
    <style:style style:name="P3" style:family="paragraph" style:parent-style-name="Preformatted_20_Text">
      <style:paragraph-properties fo:margin-top="0cm" fo:margin-bottom="0.499cm" style:contextual-spacing="false"/>
    </style:style>
    <style:style style:name="P4" style:family="paragraph" style:parent-style-name="Table_20_Contents">
      <style:paragraph-properties fo:text-align="center" style:justify-single-word="false"/>
      <style:text-properties officeooo:rsid="000ba2bf" officeooo:paragraph-rsid="000ba2bf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Heading">
      <style:paragraph-properties fo:text-align="center" style:justify-single-word="false"/>
      <style:text-properties officeooo:paragraph-rsid="000ba2bf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2">
      <style:paragraph-properties fo:margin-top="0cm" fo:margin-bottom="0cm" style:contextual-spacing="false"/>
      <style:text-properties officeooo:paragraph-rsid="000b61d8"/>
    </style:style>
    <style:style style:name="P10" style:family="paragraph" style:parent-style-name="Text_20_body" style:list-style-name="L3">
      <style:paragraph-properties fo:margin-top="0cm" fo:margin-bottom="0cm" style:contextual-spacing="false"/>
    </style:style>
    <style:style style:name="P11" style:family="paragraph" style:parent-style-name="Text_20_body" style:list-style-name="L3">
      <style:text-properties officeooo:paragraph-rsid="000b61d8"/>
    </style:style>
    <style:style style:name="P12" style:family="paragraph" style:parent-style-name="Text_20_body" style:list-style-name="L3">
      <style:text-properties officeooo:paragraph-rsid="000ba2bf"/>
    </style:style>
    <style:style style:name="P13" style:family="paragraph" style:parent-style-name="Text_20_body" style:list-style-name="L4"/>
    <style:style style:name="P14" style:family="paragraph" style:parent-style-name="Text_20_body" style:list-style-name="L5"/>
    <style:style style:name="P15" style:family="paragraph" style:parent-style-name="Text_20_body">
      <style:text-properties officeooo:paragraph-rsid="000b61d8"/>
    </style:style>
    <style:style style:name="T1" style:family="text">
      <style:text-properties officeooo:rsid="0009afab"/>
    </style:style>
    <style:style style:name="T2" style:family="text">
      <style:text-properties officeooo:rsid="000b61d8"/>
    </style:style>
    <style:style style:name="T3" style:family="text">
      <style:text-properties fo:font-size="8pt" officeooo:rsid="000b61d8" style:font-size-asian="8pt" style:font-size-complex="8pt"/>
    </style:style>
    <style:style style:name="T4" style:family="text">
      <style:text-properties fo:font-size="8pt" officeooo:rsid="000ba2bf" style:font-size-asian="8pt" style:font-size-complex="8pt"/>
    </style:style>
    <style:style style:name="T5" style:family="text">
      <style:text-properties fo:font-size="10pt" officeooo:rsid="000b61d8" style:font-size-asian="10pt" style:font-size-complex="10pt"/>
    </style:style>
    <style:style style:name="T6" style:family="text">
      <style:text-properties officeooo:rsid="000ba2bf"/>
    </style:style>
    <style:style style:name="T7" style:family="text">
      <style:text-properties fo:font-size="12pt" officeooo:rsid="000ba2bf" style:font-size-asian="10.5pt" style:font-size-complex="12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Parsing d'une Commande </text:span><text:span text:style-name="Strong_20_Emphasis"><text:span text:style-name="T1">Mini</text:span></text:span><text:span text:style-name="Strong_20_Emphasis">Shell</text:span></text:h>
      <text:h text:style-name="Heading_20_2" text:outline-level="2"><text:span text:style-name="Strong_20_Emphasis">1. Lecture et Prétraitement de la Ligne de Commande</text:span></text:h>
      <text:p text:style-name="Text_20_body">La ligne de commande entrée est :</text:p>
      <text:p text:style-name="P3"><text:span text:style-name="Source_20_Text">echo "bon </text:span><text:span text:style-name="Source_20_Text"><text:span text:style-name="T1">bon</text:span></text:span><text:span text:style-name="Source_20_Text">" &gt;&gt; test | wc -l</text:span></text:p>
      <text:h text:style-name="Heading_20_3" text:outline-level="3"><text:span text:style-name="Strong_20_Emphasis">1.1 Suppression des Quotes Exception</text:span></text:h>
      <text:list xml:id="list867313175" text:style-name="L1">
        <text:list-item>
          <text:p text:style-name="P7">Suppression des quotes vides et comptage des quotes présentes. </text:p>
        </text:list-item>
      </text:list>
      <text:h text:style-name="Heading_20_3" text:outline-level="3"><text:span text:style-name="Strong_20_Emphasis">1.2 Re-split </text:span><text:span text:style-name="Strong_20_Emphasis"><text:span text:style-name="T5">(initialisation double tab et tab token)</text:span></text:span></text:h>
      <text:list xml:id="list4204325520" text:style-name="L2">
        <text:list-item>
          <text:p text:style-name="P9">Division de chaque argument en <text:span text:style-name="T1">un double tab </text:span>et assignation <text:span text:style-name="T1">dans un autre tab des</text:span> token<text:span text:style-name="T1">s</text:span> <text:span text:style-name="T1">correspondants a chaque argument. Cette assignation de token se fait dans le meme ordre que les arguments. L’indexe fait le lien. (ex : </text:span><text:span text:style-name="T2">argument</text:span><text:span text:style-name="T1"> </text:span><text:span text:style-name="T2">indexe 2 <text:s/>&gt; <text:s/>token N2)</text:span></text:p>
          <text:p text:style-name="P9"><text:span text:style-name="T2"><text:s/></text:span></text:p>
        </text:list-item>
        <text:list-item>
          <text:p text:style-name="P8"><text:span text:style-name="Strong_20_Emphasis">Remplacement des variables d'environnement</text:span> si un <text:span text:style-name="Source_20_Text">$</text:span> est détecté (change <text:span text:style-name="Source_20_Text">cash</text:span>). </text:p>
        </text:list-item>
      </text:list>
      <text:p text:style-name="Horizontal_20_Line"/>
      <text:h text:style-name="Heading_20_2" text:outline-level="2"><text:span text:style-name="Strong_20_Emphasis">2. Tokenization</text:span></text:h>
      <text:list xml:id="list3470636901" text:style-name="L3">
        <text:list-item>
          <text:p text:style-name="P10">Attribution des tokens restants : </text:p>
          <text:list>
            <text:list-header>
              <text:p text:style-name="P11"><text:span text:style-name="Source_20_Text"/></text:p>
            </text:list-header>
            <text:list-item>
              <text:p text:style-name="P11"><text:span text:style-name="Source_20_Text">P<text:tab/></text:span><text:span text:style-name="Source_20_Text"><text:span text:style-name="T2">pipe<text:tab/><text:tab/><text:tab/>| </text:span></text:span></text:p>
            </text:list-item>
            <text:list-item>
              <text:p text:style-name="P11"><text:span text:style-name="Source_20_Text">R<text:tab/></text:span><text:span text:style-name="Source_20_Text"><text:span text:style-name="T2">redirection<text:tab/>???? qu’est la diff. Avec O,I,C,H ?</text:span></text:span></text:p>
            </text:list-item>
            <text:list-item>
              <text:p text:style-name="P11"><text:span text:style-name="Source_20_Text">O<text:tab/></text:span><text:span text:style-name="Source_20_Text"><text:span text:style-name="T2">outfile<text:tab/><text:tab/>&gt;</text:span></text:span></text:p>
            </text:list-item>
            <text:list-item>
              <text:p text:style-name="P11"><text:span text:style-name="Source_20_Text">I<text:tab/></text:span><text:span text:style-name="Source_20_Text"><text:span text:style-name="T2">intfile<text:tab/><text:tab/>&lt;</text:span></text:span></text:p>
            </text:list-item>
            <text:list-item>
              <text:p text:style-name="P11"><text:span text:style-name="Source_20_Text">C<text:tab/></text:span><text:span text:style-name="Source_20_Text"><text:span text:style-name="T2">concaténation<text:tab/>&gt;&gt;</text:span></text:span></text:p>
            </text:list-item>
            <text:list-item>
              <text:p text:style-name="P11"><text:span text:style-name="Source_20_Text">H<text:tab/></text:span><text:span text:style-name="Source_20_Text"><text:span text:style-name="T2">heredoc<text:tab/><text:tab/>&lt;&lt;</text:span></text:span></text:p>
            </text:list-item>
            <text:list-item>
              <text:p text:style-name="P11"><text:span text:style-name="Source_20_Text">X<text:tab/></text:span><text:span text:style-name="Source_20_Text"><text:span text:style-name="T2">executable<text:tab/>programmes externes au shell</text:span></text:span></text:p>
            </text:list-item>
            <text:list-item>
              <text:p text:style-name="P11"><text:span text:style-name="Source_20_Text">B<text:tab/></text:span><text:span text:style-name="Source_20_Text"><text:span text:style-name="T2">build in<text:tab/><text:tab/>programmes internes au shell </text:span></text:span><text:span text:style-name="Source_20_Text"><text:span text:style-name="T3">(voir liste)</text:span></text:span></text:p>
            </text:list-item>
            <text:list-item>
              <text:p text:style-name="P12"><text:span text:style-name="Source_20_Text"><text:span text:style-name="T7">U<text:tab/>Unknow<text:tab/><text:tab/>le reste</text:span></text:span></text:p>
            </text:list-item>
          </text:list>
        </text:list-item>
      </text:list>
      <text:p text:style-name="P15"/>
      <text:p text:style-name="Horizontal_20_Line"/>
      <text:h text:style-name="Heading_20_2" text:outline-level="2"><text:soft-page-break/><text:span text:style-name="Strong_20_Emphasis"/></text:h>
      <text:h text:style-name="Heading_20_2" text:outline-level="2"><text:span text:style-name="Strong_20_Emphasis">3. Gestion des Pipes et Here-docs</text:span></text:h>
      <text:h text:style-name="Heading_20_3" text:outline-level="3"><text:span text:style-name="Strong_20_Emphasis">3.1 Gestion des Pipes</text:span></text:h>
      <text:list xml:id="list3308895224" text:style-name="L4">
        <text:list-item>
          <text:p text:style-name="P13">Attache l'<text:span text:style-name="Source_20_Text">input</text:span>, ajoute une nouvelle ligne à la ligne de départ et retourne au début du parsing. </text:p>
        </text:list-item>
      </text:list>
      <text:h text:style-name="Heading_20_3" text:outline-level="3"><text:span text:style-name="Strong_20_Emphasis">3.2 Gestion des Here-docs</text:span></text:h>
      <text:list xml:id="list843456617" text:style-name="L5">
        <text:list-item>
          <text:p text:style-name="P14">Création d’un fichier temporaire avec le contenu de l’<text:span text:style-name="Source_20_Text">input</text:span> si un <text:span text:style-name="Strong_20_Emphasis">pipe ouvert</text:span> ou un <text:span text:style-name="Strong_20_Emphasis">here-doc</text:span> est détecté. </text:p>
        </text:list-item>
      </text:list>
      <text:p text:style-name="Horizontal_20_Line"/>
      <text:h text:style-name="Heading_20_2" text:outline-level="2"><text:span text:style-name="Strong_20_Emphasis">4. Résultat du Parsing</text:span></text:h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6">Composant</text:p>
          </table:table-cell>
          <table:table-cell table:style-name="Tableau2.B1" office:value-type="string">
            <text:p text:style-name="P6">Token associé</text:p>
          </table:table-cell>
        </table:table-row>
        <table:table-row>
          <table:table-cell table:style-name="Tableau2.A2" office:value-type="string">
            <text:p text:style-name="P4">echo</text:p>
          </table:table-cell>
          <table:table-cell table:style-name="Tableau2.B2" office:value-type="string">
            <text:p text:style-name="P4">B</text:p>
          </table:table-cell>
        </table:table-row>
        <table:table-row>
          <table:table-cell table:style-name="Tableau2.A2" office:value-type="string">
            <text:p text:style-name="P5">« <text:span text:style-name="T6">bonbon »</text:span></text:p>
          </table:table-cell>
          <table:table-cell table:style-name="Tableau2.B2" office:value-type="string">
            <text:p text:style-name="P4">W</text:p>
          </table:table-cell>
        </table:table-row>
        <table:table-row>
          <table:table-cell table:style-name="Tableau2.A2" office:value-type="string">
            <text:p text:style-name="P5">&gt;&gt;</text:p>
          </table:table-cell>
          <table:table-cell table:style-name="Tableau2.B2" office:value-type="string">
            <text:p text:style-name="P4">R</text:p>
          </table:table-cell>
        </table:table-row>
        <table:table-row>
          <table:table-cell table:style-name="Tableau2.A2" office:value-type="string">
            <text:p text:style-name="P4">test</text:p>
          </table:table-cell>
          <table:table-cell table:style-name="Tableau2.B2" office:value-type="string">
            <text:p text:style-name="P4">C</text:p>
          </table:table-cell>
        </table:table-row>
        <table:table-row>
          <table:table-cell table:style-name="Tableau2.A2" office:value-type="string">
            <text:p text:style-name="P4">|</text:p>
          </table:table-cell>
          <table:table-cell table:style-name="Tableau2.B2" office:value-type="string">
            <text:p text:style-name="P4">P</text:p>
          </table:table-cell>
        </table:table-row>
        <table:table-row>
          <table:table-cell table:style-name="Tableau2.A2" office:value-type="string">
            <text:p text:style-name="P4">wc</text:p>
          </table:table-cell>
          <table:table-cell table:style-name="Tableau2.B2" office:value-type="string">
            <text:p text:style-name="P4">X</text:p>
          </table:table-cell>
        </table:table-row>
        <table:table-row>
          <table:table-cell table:style-name="Tableau2.A2" office:value-type="string">
            <text:p text:style-name="P5">-<text:span text:style-name="T6">l</text:span></text:p>
          </table:table-cell>
          <table:table-cell table:style-name="Tableau2.B2" office:value-type="string">
            <text:p text:style-name="P4">U</text:p>
          </table:table-cell>
        </table:table-row>
      </table:table>
      <text:p text:style-name="Text_20_body"/>
      <text:h text:style-name="P2" text:outline-level="2"><text:span text:style-name="Strong_20_Emphasis"/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wiss" style:font-pitch="variable"/>
    <style:font-face style:name="Dyuthi" svg:font-family="Dyuthi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0T13:22:07.250197076</meta:creation-date>
    <dc:date>2025-01-30T13:51:10.064856423</dc:date>
    <meta:editing-duration>PT7M9S</meta:editing-duration>
    <meta:editing-cycles>1</meta:editing-cycles>
    <meta:document-statistic meta:table-count="1" meta:image-count="0" meta:object-count="0" meta:page-count="2" meta:paragraph-count="44" meta:word-count="245" meta:character-count="1284" meta:non-whitespace-character-count="1082"/>
    <meta:generator>LibreOffice/7.3.7.2$Linux_AARCH64 LibreOffice_project/30$Build-2</meta:generator>
  </office:meta>
</office:document-meta>
</file>